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309cm" table:align="left"/>
    </style:style>
    <style:style style:name="Tableau1.A" style:family="table-column">
      <style:table-column-properties style:column-width="4.311cm"/>
    </style:style>
    <style:style style:name="Tableau1.B" style:family="table-column">
      <style:table-column-properties style:column-width="2.166cm"/>
    </style:style>
    <style:style style:name="Tableau1.C" style:family="table-column">
      <style:table-column-properties style:column-width="2.533cm"/>
    </style:style>
    <style:style style:name="Tableau1.D" style:family="table-column">
      <style:table-column-properties style:column-width="2.692cm"/>
    </style:style>
    <style:style style:name="Tableau1.E" style:family="table-column">
      <style:table-column-properties style:column-width="2.464cm"/>
    </style:style>
    <style:style style:name="Tableau1.F" style:family="table-column">
      <style:table-column-properties style:column-width="2.143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 style:data-style-name="N0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NewRomanPS-BoldMT" fo:font-size="10pt" style:font-name-asian="TimesNewRomanPS-BoldMT" style:font-size-asian="10pt" style:font-name-complex="TimesNewRomanPS-BoldMT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2pt" style:text-underline-style="solid" style:text-underline-width="auto" style:text-underline-color="font-color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" style:family="text">
      <style:text-properties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T4" style:family="text">
      <style:text-properties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pier le répertoire tp03 sur votre bureau</text:p>
      <text:p text:style-name="P2">Ouvrir le projet et le construire (tp03 avec icône mplab)</text:p>
      <text:p text:style-name="P2">Tester le fonctionnement sous PROTEUS avec le fichier tp3-p1.dsn</text:p>
      <text:p text:style-name="P2">U2 est un capteur de température, dont on peut régler la température de simulation (en ° C)</text:p>
      <text:p text:style-name="P2"/>
      <text:p text:style-name="P2"/>
      <text:p text:style-name="P1"><text:span text:style-name="T3">Q1 : </text:span><text:span text:style-name="T4">le</text:span><text:span text:style-name="T2"> dispositif utilise le convertisseur analogique/numérique intégré dans le micro-contrôleur.</text:span></text:p>
      <text:p text:style-name="P2">Relever le tableau suivant 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5">Temp (°C)</text:p>
          </table:table-cell>
          <table:table-cell table:style-name="Tableau1.B1" office:value-type="float" office:value="0">
            <text:p text:style-name="P5">0</text:p>
          </table:table-cell>
          <table:table-cell table:style-name="Tableau1.B1" office:value-type="float" office:value="20">
            <text:p text:style-name="P5">20</text:p>
          </table:table-cell>
          <table:table-cell table:style-name="Tableau1.B1" office:value-type="float" office:value="40">
            <text:p text:style-name="P5">40</text:p>
          </table:table-cell>
          <table:table-cell table:style-name="Tableau1.B1" office:value-type="float" office:value="50">
            <text:p text:style-name="P5">50</text:p>
          </table:table-cell>
          <table:table-cell table:style-name="Tableau1.F1" office:value-type="float" office:value="55">
            <text:p text:style-name="P5">55</text:p>
          </table:table-cell>
        </table:table-row>
        <table:table-row>
          <table:table-cell table:style-name="Tableau1.A2" office:value-type="string">
            <text:p text:style-name="P5">Tension Capteur (V)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Tension </text:p>
            <text:p text:style-name="P5">Sortie U3 (V)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Valeur PORTB</text:p>
            <text:p text:style-name="P5">(Hexadécimal)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Valeur PORTB</text:p>
            <text:p text:style-name="P5">(Décimal)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1"><text:span text:style-name="T3">Q2 :</text:span><text:span text:style-name="T1"> </text:span><text:span text:style-name="T2">Etablir la relation entre la valeur numérique convertie sur le PORTB et la température T.</text:span></text:p>
      <text:p text:style-name="P2"/>
      <text:p text:style-name="P2"/>
      <text:p text:style-name="P2"/>
      <text:p text:style-name="P2"/>
      <text:p text:style-name="P2"/>
      <text:p text:style-name="P1"><text:span text:style-name="T3">Q3 :</text:span><text:span text:style-name="T1"> </text:span><text:span text:style-name="T2">Utiliser le fichier PROTEUS tp3-p2.dsn. Réaliser un programme qui affiche la température en décimal.</text:span></text:p>
      <text:p text:style-name="P2"/>
      <text:p text:style-name="P2"/>
      <text:p text:style-name="P2"/>
      <text:p text:style-name="P2"/>
      <text:p text:style-name="P2"/>
      <text:p text:style-name="P1"><text:span text:style-name="T3">Q4 :</text:span><text:span text:style-name="T1"> </text:span><text:span text:style-name="T2">Utiliser le fichier PROTEUS tp3-p3.dsn. Réaliser un programme de gestion de chauffage.</text:span></text:p>
      <text:p text:style-name="P2">T &lt; seuil bas ===&gt; chauffage</text:p>
      <text:p text:style-name="P2">T &gt; seuil haut ===&gt; climatisation</text:p>
      <text:p text:style-name="P2">Les seuils seront fixés et constants dans le code.</text:p>
      <text:p text:style-name="P2"/>
      <text:p text:style-name="P2"/>
      <text:p text:style-name="P2"/>
      <text:p text:style-name="P2"/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IQ1<text:tab/>M2101 - TP3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4T13:48:03.34</meta:creation-date>
    <dc:date>2014-06-01T18:37:00.08</dc:date>
    <meta:editing-duration>PT1H14M21S</meta:editing-duration>
    <meta:editing-cycles>4</meta:editing-cycles>
    <meta:generator>OpenOffice.org/3.3$Win32 OpenOffice.org_project/330m20$Build-9567</meta:generator>
    <meta:document-statistic meta:table-count="1" meta:image-count="0" meta:object-count="0" meta:page-count="1" meta:paragraph-count="26" meta:word-count="152" meta:character-count="901"/>
  </office:meta>
</office:document-meta>
</file>